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left"/>
    </style:style>
    <style:style style:name="Таблица1.A" style:family="table-column">
      <style:table-column-properties style:column-width="2.829cm"/>
    </style:style>
    <style:style style:name="Таблица1.B" style:family="table-column">
      <style:table-column-properties style:column-width="14.169cm"/>
    </style:style>
    <style:style style:name="Таблица1.A1" style:family="table-cell">
      <style:table-cell-properties style:vertical-align="middle" fo:padding="0.049cm" fo:border="non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 text:is-list-header="true">Интеншены (Intentions)</text:h>
      <text:p text:style-name="Standard">Интеншены (Intentions) <text:s/>это очень полезный механизм, обеспечения быстрого доступа к наиболее используемым операциям с синтаксическими конструкциями, такими как "инвертировать булево значение," "инвертировать условие if" и. т. д. Если вы когда-либо использовали <text:s/>интеншены в IntelliJ IDEA's, вы обнаружите что интеншены в MPS <text:s/>вам очень знакомы, потому что они действительно одно и то же.</text:p>
      <text:h text:style-name="Heading_20_3" text:outline-level="3" text:is-list-header="true">Использование intentions</text:h>
      <text:p text:style-name="Text_20_body"><draw:frame draw:style-name="fr1" draw:name="Графический объект1" text:anchor-type="paragraph" svg:width="9.075cm" svg:height="4.392cm" draw:z-index="0"><draw:image xlink:href="http://www.jetbrains.net/confluence/download/attachments/5996791/intentions_menu.PNG" xlink:type="simple" xlink:show="embed" xlink:actuate="onLoad"/></draw:frame>Как и в IDEA, если у вас есть некоторые доступные интеншен в текущей позиции в коде, то отображается лампочка слева от <text:s/>кода. Для того что бы просмотреть список доступных интеншен нажмите Alt+Enter или <text:s/>кликните на лампочке. Для того что бы применить интеншен, либо кликните, либо выделите его и нажмите Enter.</text:p>
      <text:h text:style-name="Heading_20_3" text:outline-level="3" text:is-list-header="true"><text:bookmark text:name="Intentions-\\"/></text:h>
      <text:p text:style-name="Text_20_body"><text:span text:style-name="Emphasis">Пример: список применимых интеншенов</text:span></text:p>
      <text:h text:style-name="Heading_20_3" text:outline-level="3" text:is-list-header="true">Где хранить интеншены?</text:h>
      <text:p text:style-name="Text_20_body">Вы можете создавать интеншены в любой модели импортировав язык intentions. Однако, MPS собирает интеншены только из аспекта языка <text:span text:style-name="T1">Intentions</text:span>. Если вы хотите что бы ваши <text:s/>интеншен использовались подсистемой интеншенов MPS, они должны храниться в аспекте <text:s/><text:span text:style-name="T1">Intentions</text:span> вашего языка.</text:p>
      <text:h text:style-name="Heading_20_3" text:outline-level="3" text:is-list-header="true"><text:bookmark text:name="Intentions-Intentionstructure"/>Структура интеншена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h text:style-name="Heading_20_4" text:outline-level="4" text:is-list-header="true"><text:bookmark text:name="Intentions-name"/>Name (имя)</text:h>
          </table:table-cell>
          <table:table-cell table:style-name="Таблица1.A1" office:value-type="string">
            <text:p text:style-name="Table_20_Contents">Имя интеншена. Вы можете использовать любое имя, единственным очевидным ограничением является то что имя должно быть уникально в области видимости модели.</text:p>
          </table:table-cell>
        </table:table-row>
        <table:table-row>
          <table:table-cell table:style-name="Таблица1.A1" office:value-type="string">
            <text:h text:style-name="Heading_20_4" text:outline-level="4" text:is-list-header="true"><text:bookmark text:name="Intentions-forconcept"/>for concept (для концепта) </text:h>
          </table:table-cell>
          <table:table-cell table:style-name="Таблица1.A1" office:value-type="string">
            <text:p text:style-name="Table_20_Contents">Интеншен будет проверятся на применимость только для узлов которые являются экземплярами этого концепта и его подконцептов. </text:p>
          </table:table-cell>
        </table:table-row>
        <table:table-row>
          <table:table-cell table:style-name="Таблица1.A1" office:value-type="string">
            <text:h text:style-name="Heading_20_4" text:outline-level="4" text:is-list-header="true"><text:bookmark text:name="Intentions-iserrorintention"/>is error intention (является ли интеншеном для ошибки)</text:h>
          </table:table-cell>
          <table:table-cell table:style-name="Таблица1.A1" office:value-type="string">
            <text:p text:style-name="Table_20_Contents">Этот флаг отвечает за представление интеншена. Она различает два типа интеншенов — интеншены «ошибок» которые исправляют некоторые ошибки (например пропущенные приведения типов) и «обычные» интеншены, которые выполняют некоторые преобразования кода. Интеншены ошибок отображаются с красной лампочкой, вместо оранжевой, и рукоположены выше обычных интеншенов в списке применимых интеншенов. </text:p>
          </table:table-cell>
        </table:table-row>
        <table:table-row>
          <table:table-cell table:style-name="Таблица1.A1" office:value-type="string">
            <text:h text:style-name="Heading_20_4" text:outline-level="4" text:is-list-header="true"><text:bookmark text:name="Intentions-availableinchildnodes"/>available in child nodes (доступны в узлах детей) </text:h>
          </table:table-cell>
          <table:table-cell table:style-name="Таблица1.A1" office:value-type="string">
            <text:p text:style-name="Table_20_Contents">Предположим N это узел для которого может быть применен интешен. Если этому флагу установлено <text:s/>значение лож, интеншен будет видим только когда курсов находится непосредственно на узле N, иначе он также будет виден в потомках N (но так же будет применен к <text:s/>N) </text:p>
          </table:table-cell>
        </table:table-row>
        <text:soft-page-break/>
        <table:table-row>
          <table:table-cell table:style-name="Таблица1.A1" office:value-type="string">
            <text:h text:style-name="Heading_20_4" text:outline-level="4" text:is-list-header="true"><text:bookmark text:name="Intentions-description"/>Description (описание) </text:h>
          </table:table-cell>
          <table:table-cell table:style-name="Таблица1.A1" office:value-type="string">
            <text:p text:style-name="Table_20_Contents">Значение возвращаемое данной функцией это надпись которую вы увидите в списке интеншенов. </text:p>
          </table:table-cell>
        </table:table-row>
        <table:table-row>
          <table:table-cell table:style-name="Таблица1.A1" office:value-type="string">
            <text:h text:style-name="Heading_20_4" text:outline-level="4" text:is-list-header="true"><text:bookmark text:name="Intentions-isApplicable"/>IsApplicable (применим) </text:h>
          </table:table-cell>
          <table:table-cell table:style-name="Таблица1.A1" office:value-type="string">
            <text:p text:style-name="Table_20_Contents">Интеншены которые прошли проверку на концепт проверяются на применимость к текущему узлу. Если данный метод возвращает "true," интешен отображается в списке и может быть применен. Иначе интеншен не отображается в списке. Аргумент <text:span text:style-name="T1">node (узел)</text:span> данного метода гарантированно будет экземпляром концепта определенного в "for concept" или одним из его подконцептов. </text:p>
          </table:table-cell>
        </table:table-row>
        <table:table-row>
          <table:table-cell table:style-name="Таблица1.A1" office:value-type="string">
            <text:h text:style-name="Heading_20_4" text:outline-level="4" text:is-list-header="true"><text:bookmark text:name="Intentions-execute"/>execute (запустить)</text:h>
          </table:table-cell>
          <table:table-cell table:style-name="Таблица1.A1" office:value-type="string">
            <text:p text:style-name="Table_20_Contents">Этот метод выполняет преобразование кода. Гарантируется что параметр <text:span text:style-name="T1">node</text:span> прошел проверки "for concept" и "is applicable". </text:p>
          </table:table-cell>
        </table:table-row>
      </table:table>
      <text:h text:style-name="Heading_20_3" text:outline-level="3" text:is-list-header="true">Примеры</text:h>
      <text:p text:style-name="Text_20_body">Вы можете найти примеры некоторых интеншенов в jetbrains.mps.baseLanguage.intentions.</text:p>
      <text:p text:style-name="Text_20_body">Вы так же можете увидеть все интеншены перейда в концепт IntentionDeclaration (нажмите Ctrl+N, наберите "IntentionDeclaration", нажмите ENTER) и найдя все экземпляры этого концепта (нажмите Alt+F7, отметьте instances, отметьте Global Scope)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5T14:24:16</meta:creation-date>
    <dc:date>2009-12-25T15:47:22</dc:date>
    <meta:editing-duration>PT01H23M08S</meta:editing-duration>
    <meta:editing-cycles>27</meta:editing-cycles>
    <meta:generator>OpenOffice.org/3.0$Linux OpenOffice.org_project/300m15$Build-9379</meta:generator>
    <meta:document-statistic meta:table-count="1" meta:image-count="1" meta:object-count="0" meta:page-count="2" meta:paragraph-count="25" meta:word-count="423" meta:character-count="3139"/>
    <meta:user-defined meta:name="Поле 1"/>
    <meta:user-defined meta:name="Поле 2"/>
    <meta:user-defined meta:name="Поле 3"/>
    <meta:user-defined meta:name="Поле 4"/>
  </office:meta>
</office:document-meta>
</file>